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Attributes.HotpAttributes( int size , long factor , byte [ ] secr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otpAttribute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ttributes.ge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ttributes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otpAttributes.HotpAttributes( long factor , byte [ ] sec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ttributes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